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6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2">
          <table:table-cell/>
          <table:table-cell table:style-name="ce1" office:value-type="float" office:value="25">
            <text:p>25.0</text:p>
          </table:table-cell>
          <table:table-cell table:style-name="ce1" office:value-type="float" office:value="12.6">
            <text:p>12.6</text:p>
          </table:table-cell>
          <table:table-cell/>
          <table:table-cell office:value-type="string">
            <text:p>Nd203</text:p>
          </table:table-cell>
          <table:table-cell office:value-type="float" office:value="0.009">
            <text:p>0.009</text:p>
          </table:table-cell>
          <table:table-cell office:value-type="float" office:value="0.16">
            <text:p>0.16</text:p>
          </table:table-cell>
          <table:table-cell/>
          <table:table-cell office:value-type="string">
            <text:p>Gd203</text:p>
          </table:table-cell>
          <table:table-cell office:value-type="float" office:value="0.01408">
            <text:p>0.01408</text:p>
          </table:table-cell>
          <table:table-cell office:value-type="float" office:value="0.16">
            <text:p>0.16</text:p>
          </table:table-cell>
          <table:table-cell/>
          <table:table-cell office:value-type="string">
            <text:p>Dy203</text:p>
          </table:table-cell>
          <table:table-cell office:value-type="float" office:value="0.0166">
            <text:p>0.0166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2">
          <table:table-cell/>
          <table:table-cell table:style-name="ce1" office:value-type="float" office:value="26">
            <text:p>26.0</text:p>
          </table:table-cell>
          <table:table-cell table:style-name="ce1" office:value-type="float" office:value="14.5">
            <text:p>14.5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float" office:value="27">
            <text:p>27.0</text:p>
          </table:table-cell>
          <table:table-cell table:style-name="ce1" office:value-type="float" office:value="16.8">
            <text:p>16.8</text:p>
          </table:table-cell>
          <table:table-cell/>
          <table:table-cell office:value-type="float" office:value="2830">
            <text:p>2830</text:p>
          </table:table-cell>
          <table:table-cell table:style-name="ce3" office:value-type="float" office:value="1.2">
            <text:p>1.20</text:p>
          </table:table-cell>
          <table:table-cell table:style-name="ce3" office:value-type="float" office:value="7.24">
            <text:p>7.24</text:p>
          </table:table-cell>
          <table:table-cell office:value-type="string">
            <text:p>g/cm</text:p>
          </table:table-cell>
          <table:table-cell office:value-type="float" office:value="2833">
            <text:p>2833</text:p>
          </table:table-cell>
          <table:table-cell table:style-name="ce3" office:value-type="float" office:value="1.15">
            <text:p>1.15</text:p>
          </table:table-cell>
          <table:table-cell office:value-type="float" office:value="7.4">
            <text:p>7.4</text:p>
          </table:table-cell>
          <table:table-cell office:value-type="string">
            <text:p>g/cm</text:p>
          </table:table-cell>
          <table:table-cell office:value-type="float" office:value="2835">
            <text:p>2835</text:p>
          </table:table-cell>
          <table:table-cell table:style-name="ce3" office:value-type="float" office:value="1.7">
            <text:p>1.70</text:p>
          </table:table-cell>
          <table:table-cell table:style-name="ce3" office:value-type="float" office:value="7.8">
            <text:p>7.80</text:p>
          </table:table-cell>
          <table:table-cell office:value-type="string">
            <text:p>g/cm</text:p>
          </table:table-cell>
        </table:table-row>
        <table:table-row table:style-name="ro2">
          <table:table-cell/>
          <table:table-cell table:style-name="ce1" office:value-type="float" office:value="28">
            <text:p>28.0</text:p>
          </table:table-cell>
          <table:table-cell table:style-name="ce1" office:value-type="float" office:value="19.7">
            <text:p>19.7</text:p>
          </table:table-cell>
          <table:table-cell/>
          <table:table-cell office:value-type="float" office:value="2735">
            <text:p>2735</text:p>
          </table:table-cell>
          <table:table-cell table:style-name="ce3" office:value-type="float" office:value="2.21">
            <text:p>2.21</text:p>
          </table:table-cell>
          <table:table-cell table:number-columns-repeated="2"/>
          <table:table-cell office:value-type="float" office:value="2064">
            <text:p>2064</text:p>
          </table:table-cell>
          <table:table-cell table:style-name="ce3" office:value-type="float" office:value="1.32">
            <text:p>1.32</text:p>
          </table:table-cell>
          <table:table-cell table:number-columns-repeated="2"/>
          <table:table-cell office:value-type="float" office:value="1173">
            <text:p>1173</text:p>
          </table:table-cell>
          <table:table-cell table:style-name="ce3" office:value-type="float" office:value="1.5">
            <text:p>1.5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29">
            <text:p>29.0</text:p>
          </table:table-cell>
          <table:table-cell table:style-name="ce1" office:value-type="float" office:value="23.5">
            <text:p>23.5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/>
          <table:table-cell table:style-name="ce1" office:value-type="float" office:value="30">
            <text:p>30.0</text:p>
          </table:table-cell>
          <table:table-cell table:style-name="ce1" office:value-type="float" office:value="29.1">
            <text:p>29.1</text:p>
          </table:table-cell>
          <table:table-cell/>
          <table:table-cell office:value-type="float" office:value="2830">
            <text:p>2830</text:p>
          </table:table-cell>
          <table:table-cell table:style-name="ce3" office:value-type="float" office:value="1.9">
            <text:p>1.90</text:p>
          </table:table-cell>
          <table:table-cell table:number-columns-repeated="2"/>
          <table:table-cell office:value-type="float" office:value="2750">
            <text:p>2750</text:p>
          </table:table-cell>
          <table:table-cell table:style-name="ce3" office:value-type="float" office:value="1.75">
            <text:p>1.75</text:p>
          </table:table-cell>
          <table:table-cell table:number-columns-repeated="2"/>
          <table:table-cell office:value-type="float" office:value="2770">
            <text:p>2770</text:p>
          </table:table-cell>
          <table:table-cell table:style-name="ce3" office:value-type="float" office:value="1.8">
            <text:p>1.8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1">
            <text:p>31.0</text:p>
          </table:table-cell>
          <table:table-cell table:style-name="ce1" office:value-type="float" office:value="35">
            <text:p>35.0</text:p>
          </table:table-cell>
          <table:table-cell/>
          <table:table-cell office:value-type="float" office:value="2705">
            <text:p>2705</text:p>
          </table:table-cell>
          <table:table-cell table:style-name="ce3" office:value-type="float" office:value="1.9">
            <text:p>1.90</text:p>
          </table:table-cell>
          <table:table-cell table:number-columns-repeated="2"/>
          <table:table-cell office:value-type="float" office:value="1985">
            <text:p>1985</text:p>
          </table:table-cell>
          <table:table-cell table:style-name="ce3" office:value-type="float" office:value="1.4">
            <text:p>1.40</text:p>
          </table:table-cell>
          <table:table-cell table:number-columns-repeated="2"/>
          <table:table-cell office:value-type="float" office:value="1125">
            <text:p>1125</text:p>
          </table:table-cell>
          <table:table-cell table:style-name="ce3" office:value-type="float" office:value="1.6">
            <text:p>1.6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2">
            <text:p>32.0</text:p>
          </table:table-cell>
          <table:table-cell table:style-name="ce1" office:value-type="float" office:value="48">
            <text:p>48.0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/>
          <table:table-cell table:style-name="ce1" office:value-type="float" office:value="33">
            <text:p>33.0</text:p>
          </table:table-cell>
          <table:table-cell table:style-name="ce1" office:value-type="float" office:value="73.5">
            <text:p>73.5</text:p>
          </table:table-cell>
          <table:table-cell/>
          <table:table-cell office:value-type="float" office:value="2775">
            <text:p>2775</text:p>
          </table:table-cell>
          <table:table-cell table:style-name="ce3" office:value-type="float" office:value="1.85">
            <text:p>1.85</text:p>
          </table:table-cell>
          <table:table-cell table:number-columns-repeated="2"/>
          <table:table-cell office:value-type="float" office:value="2780">
            <text:p>2780</text:p>
          </table:table-cell>
          <table:table-cell table:style-name="ce3" office:value-type="float" office:value="1.87">
            <text:p>1.87</text:p>
          </table:table-cell>
          <table:table-cell table:number-columns-repeated="2"/>
          <table:table-cell office:value-type="float" office:value="2835">
            <text:p>2835</text:p>
          </table:table-cell>
          <table:table-cell table:style-name="ce3" office:value-type="float" office:value="1.9">
            <text:p>1.9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4">
            <text:p>34.0</text:p>
          </table:table-cell>
          <table:table-cell table:style-name="ce1" office:value-type="float" office:value="139">
            <text:p>139.0</text:p>
          </table:table-cell>
          <table:table-cell/>
          <table:table-cell office:value-type="float" office:value="2650">
            <text:p>2650</text:p>
          </table:table-cell>
          <table:table-cell table:style-name="ce3" office:value-type="float" office:value="1.8">
            <text:p>1.80</text:p>
          </table:table-cell>
          <table:table-cell table:number-columns-repeated="2"/>
          <table:table-cell office:value-type="float" office:value="2060">
            <text:p>2060</text:p>
          </table:table-cell>
          <table:table-cell table:style-name="ce3" office:value-type="float" office:value="1.41">
            <text:p>1.41</text:p>
          </table:table-cell>
          <table:table-cell table:number-columns-repeated="2"/>
          <table:table-cell office:value-type="float" office:value="1160">
            <text:p>1160</text:p>
          </table:table-cell>
          <table:table-cell table:style-name="ce3" office:value-type="float" office:value="1.59">
            <text:p>1.5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4.2">
            <text:p>34.2</text:p>
          </table:table-cell>
          <table:table-cell table:style-name="ce1" office:value-type="float" office:value="171">
            <text:p>171.0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/>
          <table:table-cell table:style-name="ce1" office:value-type="float" office:value="34.4">
            <text:p>34.4</text:p>
          </table:table-cell>
          <table:table-cell table:style-name="ce1" office:value-type="float" office:value="222">
            <text:p>222.0</text:p>
          </table:table-cell>
          <table:table-cell/>
          <table:table-cell office:value-type="float" office:value="2805">
            <text:p>2805</text:p>
          </table:table-cell>
          <table:table-cell table:style-name="ce3" office:value-type="float" office:value="1.85">
            <text:p>1.85</text:p>
          </table:table-cell>
          <table:table-cell table:number-columns-repeated="2"/>
          <table:table-cell office:value-type="float" office:value="2805">
            <text:p>2805</text:p>
          </table:table-cell>
          <table:table-cell table:style-name="ce3" office:value-type="float" office:value="1.89">
            <text:p>1.89</text:p>
          </table:table-cell>
          <table:table-cell table:number-columns-repeated="2"/>
          <table:table-cell office:value-type="float" office:value="2785">
            <text:p>2785</text:p>
          </table:table-cell>
          <table:table-cell table:style-name="ce3" office:value-type="float" office:value="1.81">
            <text:p>1.81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4.6">
            <text:p>34.6</text:p>
          </table:table-cell>
          <table:table-cell table:style-name="ce1" office:value-type="float" office:value="313">
            <text:p>313.0</text:p>
          </table:table-cell>
          <table:table-cell/>
          <table:table-cell office:value-type="float" office:value="2675">
            <text:p>2675</text:p>
          </table:table-cell>
          <table:table-cell table:style-name="ce3" office:value-type="float" office:value="1.76">
            <text:p>1.76</text:p>
          </table:table-cell>
          <table:table-cell table:number-columns-repeated="2"/>
          <table:table-cell office:value-type="float" office:value="1965">
            <text:p>1965</text:p>
          </table:table-cell>
          <table:table-cell table:style-name="ce3" office:value-type="float" office:value="1.4">
            <text:p>1.40</text:p>
          </table:table-cell>
          <table:table-cell table:number-columns-repeated="2"/>
          <table:table-cell office:value-type="float" office:value="1165">
            <text:p>1165</text:p>
          </table:table-cell>
          <table:table-cell table:style-name="ce3" office:value-type="float" office:value="1.7">
            <text:p>1.7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4.8">
            <text:p>34.8</text:p>
          </table:table-cell>
          <table:table-cell table:style-name="ce1" office:value-type="float" office:value="460">
            <text:p>460.0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/>
          <table:table-cell table:style-name="ce1" office:value-type="float" office:value="34.9">
            <text:p>34.9</text:p>
          </table:table-cell>
          <table:table-cell table:style-name="ce1" office:value-type="float" office:value="602">
            <text:p>602.0</text:p>
          </table:table-cell>
          <table:table-cell/>
          <table:table-cell office:value-type="float" office:value="2825">
            <text:p>2825</text:p>
          </table:table-cell>
          <table:table-cell table:style-name="ce3" office:value-type="float" office:value="1.75">
            <text:p>1.75</text:p>
          </table:table-cell>
          <table:table-cell table:number-columns-repeated="2"/>
          <table:table-cell office:value-type="float" office:value="2835">
            <text:p>2835</text:p>
          </table:table-cell>
          <table:table-cell table:style-name="ce3" office:value-type="float" office:value="1.8">
            <text:p>1.80</text:p>
          </table:table-cell>
          <table:table-cell table:number-columns-repeated="2"/>
          <table:table-cell office:value-type="float" office:value="2805">
            <text:p>2805</text:p>
          </table:table-cell>
          <table:table-cell table:style-name="ce3" office:value-type="float" office:value="1.69">
            <text:p>1.6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">
            <text:p>35.0</text:p>
          </table:table-cell>
          <table:table-cell table:style-name="ce1" office:value-type="float" office:value="810">
            <text:p>810.0</text:p>
          </table:table-cell>
          <table:table-cell/>
          <table:table-cell office:value-type="float" office:value="2680">
            <text:p>2680</text:p>
          </table:table-cell>
          <table:table-cell table:style-name="ce3" office:value-type="float" office:value="1.7">
            <text:p>1.70</text:p>
          </table:table-cell>
          <table:table-cell table:number-columns-repeated="2"/>
          <table:table-cell office:value-type="float" office:value="2060">
            <text:p>2060</text:p>
          </table:table-cell>
          <table:table-cell table:style-name="ce3" office:value-type="float" office:value="1.4">
            <text:p>1.40</text:p>
          </table:table-cell>
          <table:table-cell table:number-columns-repeated="2"/>
          <table:table-cell office:value-type="float" office:value="1160">
            <text:p>1160</text:p>
          </table:table-cell>
          <table:table-cell table:style-name="ce3" office:value-type="float" office:value="1.76">
            <text:p>1.7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.1">
            <text:p>35.1</text:p>
          </table:table-cell>
          <table:table-cell table:style-name="ce1" office:value-type="float" office:value="895">
            <text:p>895.0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float" office:value="35.2">
            <text:p>35.2</text:p>
          </table:table-cell>
          <table:table-cell table:style-name="ce1" office:value-type="float" office:value="748">
            <text:p>748.0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float" office:value="35.3">
            <text:p>35.3</text:p>
          </table:table-cell>
          <table:table-cell table:style-name="ce1" office:value-type="float" office:value="570">
            <text:p>570.0</text:p>
          </table:table-cell>
          <table:table-cell/>
          <table:table-cell table:style-name="ce2" table:formula="of:=([.E4]+[.E7]+[.E10]+[.E13]+[.E16])/5" office:value-type="float" office:value="2813">
            <text:p>2813</text:p>
          </table:table-cell>
          <table:table-cell table:style-name="ce2" table:formula="of:=([.F4]+[.F7]+[.F10]+[.F13]+[.F16])/5" office:value-type="float" office:value="1.71">
            <text:p>1.71</text:p>
          </table:table-cell>
          <table:table-cell table:number-columns-repeated="2"/>
          <table:table-cell table:style-name="ce2" table:formula="of:=([.I4]+[.I7]+[.I10]+[.I13]+[.I16])/5" office:value-type="float" office:value="2800.6">
            <text:p>2800.6</text:p>
          </table:table-cell>
          <table:table-cell table:style-name="ce2" table:formula="of:=([.J4]+[.J7]+[.J10]+[.J13]+[.J16])/5" office:value-type="float" office:value="1.692">
            <text:p>1.692</text:p>
          </table:table-cell>
          <table:table-cell table:number-columns-repeated="2"/>
          <table:table-cell table:style-name="ce2" table:formula="of:=([.M4]+[.M7]+[.M10]+[.M13]+[.M16])/5" office:value-type="float" office:value="2806">
            <text:p>2806</text:p>
          </table:table-cell>
          <table:table-cell table:style-name="ce2" table:formula="of:=([.N4]+[.N7]+[.N10]+[.N13]+[.N16])/5" office:value-type="float" office:value="1.78">
            <text:p>1.7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.4">
            <text:p>35.4</text:p>
          </table:table-cell>
          <table:table-cell table:style-name="ce1" office:value-type="float" office:value="431">
            <text:p>431.0</text:p>
          </table:table-cell>
          <table:table-cell/>
          <table:table-cell table:style-name="ce2" table:formula="of:=([.E5]+[.E8]+[.E11]+[.E14]+[.E17])/5" office:value-type="float" office:value="2689">
            <text:p>2689</text:p>
          </table:table-cell>
          <table:table-cell table:style-name="ce2" table:formula="of:=([.F5]+[.F8]+[.F11]+[.F14]+[.F17])/5" office:value-type="float" office:value="1.874">
            <text:p>1.874</text:p>
          </table:table-cell>
          <table:table-cell table:number-columns-repeated="2"/>
          <table:table-cell table:style-name="ce2" table:formula="of:=([.I5]+[.I8]+[.I11]+[.I14]+[.I17])/5" office:value-type="float" office:value="2026.8">
            <text:p>2026.8</text:p>
          </table:table-cell>
          <table:table-cell table:style-name="ce2" table:formula="of:=([.J5]+[.J8]+[.J11]+[.J14]+[.J17])/5" office:value-type="float" office:value="1.386">
            <text:p>1.386</text:p>
          </table:table-cell>
          <table:table-cell table:number-columns-repeated="2"/>
          <table:table-cell table:style-name="ce2" table:formula="of:=([.M5]+[.M8]+[.M11]+[.M14]+[.M17])/5" office:value-type="float" office:value="1156.6">
            <text:p>1156.6</text:p>
          </table:table-cell>
          <table:table-cell table:style-name="ce2" table:formula="of:=([.N5]+[.N8]+[.N11]+[.N14]+[.N17])/5" office:value-type="float" office:value="1.63">
            <text:p>1.63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.6">
            <text:p>35.6</text:p>
          </table:table-cell>
          <table:table-cell table:style-name="ce1" office:value-type="float" office:value="297">
            <text:p>297.0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float" office:value="35.8">
            <text:p>35.8</text:p>
          </table:table-cell>
          <table:table-cell table:style-name="ce1" office:value-type="float" office:value="216">
            <text:p>216.0</text:p>
          </table:table-cell>
          <table:table-cell/>
          <table:table-cell table:formula="of:=SQRT((POWER([.E4]-[.E20];2)+POWER([.E7]-[.E20];2)+POWER([.E10]-[.E20];2)+POWER([.E13]-[.E20];2)+POWER([.E16]-[.E20];2))/4)" office:value-type="float" office:value="23.6114379062352">
            <text:p>23.6114379062</text:p>
          </table:table-cell>
          <table:table-cell table:formula="of:=SQRT((POWER([.F4]-[.F20];2)+POWER([.F7]-[.F20];2)+POWER([.F10]-[.F20];2)+POWER([.F13]-[.F20];2)+POWER([.F16]-[.F20];2))/4)" office:value-type="float" office:value="0.290258505474">
            <text:p>0.2902585055</text:p>
          </table:table-cell>
          <table:table-cell table:number-columns-repeated="2"/>
          <table:table-cell table:formula="of:=SQRT((POWER([.I4]-[.I20];2)+POWER([.I7]-[.I20];2)+POWER([.I10]-[.I20];2)+POWER([.I13]-[.I20];2)+POWER([.I16]-[.I20];2))/4)" office:value-type="float" office:value="36.184250717681">
            <text:p>36.1842507177</text:p>
          </table:table-cell>
          <table:table-cell table:formula="of:=SQRT((POWER([.J4]-[.J20];2)+POWER([.J7]-[.J20];2)+POWER([.J10]-[.J20];2)+POWER([.J13]-[.J20];2)+POWER([.J16]-[.J20];2))/4)" office:value-type="float" office:value="0.308090895678532">
            <text:p>0.3080908957</text:p>
          </table:table-cell>
          <table:table-cell table:number-columns-repeated="2"/>
          <table:table-cell table:formula="of:=SQRT((POWER([.M4]-[.M20];2)+POWER([.M7]-[.M20];2)+POWER([.M10]-[.M20];2)+POWER([.M13]-[.M20];2)+POWER([.M16]-[.M20];2))/4)" office:value-type="float" office:value="29.2403830344269">
            <text:p>29.2403830344</text:p>
          </table:table-cell>
          <table:table-cell table:formula="of:=SQRT((POWER([.N4]-[.N20];2)+POWER([.N7]-[.N20];2)+POWER([.N10]-[.N20];2)+POWER([.N13]-[.N20];2)+POWER([.N16]-[.N20];2))/4)" office:value-type="float" office:value="0.0868907359849138">
            <text:p>0.08689073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6">
            <text:p>36.0</text:p>
          </table:table-cell>
          <table:table-cell table:style-name="ce1" office:value-type="float" office:value="168">
            <text:p>168.0</text:p>
          </table:table-cell>
          <table:table-cell/>
          <table:table-cell table:formula="of:=SQRT((POWER([.E5]-[.E21];2)+POWER([.E8]-[.E21];2)+POWER([.E11]-[.E21];2)+POWER([.E14]-[.E21];2)+POWER([.E17]-[.E21];2))/4)" office:value-type="float" office:value="32.2877685819259">
            <text:p>32.2877685819</text:p>
          </table:table-cell>
          <table:table-cell table:formula="of:=SQRT((POWER([.F5]-[.F21];2)+POWER([.F8]-[.F21];2)+POWER([.F11]-[.F21];2)+POWER([.F14]-[.F21];2)+POWER([.F17]-[.F21];2))/4)" office:value-type="float" office:value="0.201444781515928">
            <text:p>0.2014447815</text:p>
          </table:table-cell>
          <table:table-cell table:number-columns-repeated="2"/>
          <table:table-cell table:formula="of:=SQRT((POWER([.I5]-[.I21];2)+POWER([.I8]-[.I21];2)+POWER([.I11]-[.I21];2)+POWER([.I14]-[.I21];2)+POWER([.I17]-[.I21];2))/4)" office:value-type="float" office:value="47.8403595304216">
            <text:p>47.8403595304</text:p>
          </table:table-cell>
          <table:table-cell table:formula="of:=SQRT((POWER([.J5]-[.J21];2)+POWER([.J8]-[.J21];2)+POWER([.J11]-[.J21];2)+POWER([.J14]-[.J21];2)+POWER([.J17]-[.J21];2))/4)" office:value-type="float" office:value="0.0371483512420134">
            <text:p>0.0371483512</text:p>
          </table:table-cell>
          <table:table-cell table:number-columns-repeated="2"/>
          <table:table-cell table:formula="of:=SQRT((POWER([.M5]-[.M21];2)+POWER([.M8]-[.M21];2)+POWER([.M11]-[.M21];2)+POWER([.M14]-[.M21];2)+POWER([.M17]-[.M21];2))/4)" office:value-type="float" office:value="18.4472220130837">
            <text:p>18.4472220131</text:p>
          </table:table-cell>
          <table:table-cell table:formula="of:=SQRT((POWER([.N5]-[.N21];2)+POWER([.N8]-[.N21];2)+POWER([.N11]-[.N21];2)+POWER([.N14]-[.N21];2)+POWER([.N17]-[.N21];2))/4)" office:value-type="float" office:value="0.101488915650922">
            <text:p>0.1014889157</text:p>
          </table:table-cell>
          <table:table-cell table:number-columns-repeated="2"/>
        </table:table-row>
        <table:table-row table:style-name="ro2" table:number-rows-repeated="2">
          <table:table-cell table:number-columns-repeated="16"/>
        </table:table-row>
        <table:table-row table:style-name="ro3">
          <table:table-cell/>
          <table:table-cell office:value-type="string">
            <text:p>Eingang</text:p>
          </table:table-cell>
          <table:table-cell table:number-columns-repeated="14"/>
        </table:table-row>
        <table:table-row table:style-name="ro2">
          <table:table-cell/>
          <table:table-cell office:value-type="float" office:value="0.4">
            <text:p>0.4</text:p>
          </table:table-cell>
          <table:table-cell office:value-type="string">
            <text:p>V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3">
          <table:table-cell/>
          <table:table-cell office:value-type="string">
            <text:p>Qreal</text:p>
          </table:table-cell>
          <table:table-cell table:number-columns-repeated="14"/>
        </table:table-row>
        <table:table-row table:style-name="ro2">
          <table:table-cell/>
          <table:table-cell table:formula="of:=[.F2]/([.G2]*[.G4])" office:value-type="float" office:value="0.00776933701657459">
            <text:p>0.007769337</text:p>
          </table:table-cell>
          <table:table-cell table:formula="of:=[.J2]/([.K2]*[.K4])" office:value-type="float" office:value="0.0118918918918919">
            <text:p>0.0118918919</text:p>
          </table:table-cell>
          <table:table-cell table:formula="of:=[.N2]/([.O2]*[.O4])" office:value-type="float" office:value="0.0133012820512821">
            <text:p>0.0133012821</text:p>
          </table:table-cell>
          <table:table-cell table:number-columns-repeated="12"/>
        </table:table-row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>
            <text:p>1)</text:p>
          </table:table-cell>
          <table:table-cell table:number-columns-repeated="14"/>
        </table:table-row>
        <table:table-row table:style-name="ro2">
          <table:table-cell/>
          <table:table-cell table:formula="of:=4*0.0000866/[.B31]*[.D37]" office:value-type="float" office:value="0">
            <text:p>0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3"/>
          <table:table-cell/>
          <table:table-cell table:number-columns-repeated="12"/>
        </table:table-row>
        <table:table-row table:style-name="ro2" table:number-rows-repeated="1048537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/00/0000</text:date>, <text:time style:data-style-name="N2" text:time-value="0000-00-00T18:13:1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14:51:07</meta:creation-date>
    <dc:date>2013-04-09T21:26:34</dc:date>
    <meta:editing-duration>PT3H15M39S</meta:editing-duration>
    <meta:editing-cycles>3</meta:editing-cycles>
    <meta:generator>LibreOffice/3.6$Linux_X86_64 LibreOffice_project/360m1$Build-2</meta:generator>
    <meta:document-statistic meta:table-count="1" meta:cell-count="155" meta:object-count="0"/>
  </office:meta>
</office:document-meta>
</file>